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61cm" fo:margin-left="1.386cm" table:align="left"/>
    </style:style>
    <style:style style:name="Table1.A" style:family="table-column">
      <style:table-column-properties style:column-width="7.117cm"/>
    </style:style>
    <style:style style:name="Table1.B" style:family="table-column">
      <style:table-column-properties style:column-width="8.4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18cm"/>
    </style:style>
    <style:style style:name="Table2" style:family="table">
      <style:table-properties style:width="15.61cm" fo:margin-left="1.386cm" table:align="left"/>
    </style:style>
    <style:style style:name="Table2.A" style:family="table-column">
      <style:table-column-properties style:column-width="7.117cm"/>
    </style:style>
    <style:style style:name="Table2.B" style:family="table-column">
      <style:table-column-properties style:column-width="8.49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18cm"/>
    </style:style>
    <style:style style:name="Table3" style:family="table">
      <style:table-properties style:width="15.61cm" fo:margin-left="1.386cm" table:align="left"/>
    </style:style>
    <style:style style:name="Table3.A" style:family="table-column">
      <style:table-column-properties style:column-width="7.117cm"/>
    </style:style>
    <style:style style:name="Table3.B" style:family="table-column">
      <style:table-column-properties style:column-width="8.49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7" style:family="table-row">
      <style:table-row-properties style:min-row-height="0.18cm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1f413" officeooo:paragraph-rsid="000c0cb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11f413" officeooo:paragraph-rsid="000c0cb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fo:font-style="italic" fo:font-weight="normal" officeooo:rsid="009a41c0" officeooo:paragraph-rsid="000c0cb8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font-style="italic" fo:font-weight="normal" officeooo:rsid="00990736" officeooo:paragraph-rsid="000c0cb8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6pt" style:text-underline-style="solid" style:text-underline-width="auto" style:text-underline-color="font-color" fo:font-weight="bold" officeooo:rsid="00153184" officeooo:paragraph-rsid="000c0cb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6pt" style:text-underline-style="solid" style:text-underline-width="auto" style:text-underline-color="font-color" fo:font-weight="bold" officeooo:rsid="006658a0" officeooo:paragraph-rsid="000c0cb8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6658a0" officeooo:paragraph-rsid="000c0cb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6pt" style:text-underline-style="solid" style:text-underline-width="auto" style:text-underline-color="font-color" fo:font-weight="bold" officeooo:rsid="00156645" officeooo:paragraph-rsid="000c0cb8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6pt" style:text-underline-style="none" fo:font-weight="bold" officeooo:rsid="00153184" officeooo:paragraph-rsid="000c0cb8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153184" officeooo:paragraph-rsid="000c0cb8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6658a0" officeooo:paragraph-rsid="000c0cb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6pt" style:text-underline-style="none" fo:font-weight="bold" officeooo:rsid="00679424" officeooo:paragraph-rsid="000c0cb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8pt" fo:font-weight="bold" officeooo:rsid="0011f413" officeooo:paragraph-rsid="000c0cb8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8pt" fo:font-weight="bold" officeooo:rsid="00990736" officeooo:paragraph-rsid="000c0cb8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8pt" fo:font-weight="bold" officeooo:rsid="00679424" officeooo:paragraph-rsid="000c0cb8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8pt" style:text-underline-style="solid" style:text-underline-width="auto" style:text-underline-color="font-color" fo:font-weight="bold" officeooo:rsid="00153184" officeooo:paragraph-rsid="000c0cb8" style:font-size-asian="15.75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Liberation Sans" officeooo:rsid="0011f413" officeooo:paragraph-rsid="000c0cb8"/>
    </style:style>
    <style:style style:name="P18" style:family="paragraph" style:parent-style-name="Standard">
      <style:paragraph-properties fo:text-align="justify" style:justify-single-word="false"/>
      <style:text-properties style:font-name="Liberation Sans" officeooo:rsid="0011f413" officeooo:paragraph-rsid="000c0cb8"/>
    </style:style>
    <style:style style:name="P19" style:family="paragraph" style:parent-style-name="Standard">
      <style:paragraph-properties fo:text-align="justify" style:justify-single-word="false"/>
      <style:text-properties style:font-name="Liberation Sans" officeooo:rsid="000c0cb8" officeooo:paragraph-rsid="000c0cb8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Liberation Sans" officeooo:paragraph-rsid="000c0cb8"/>
    </style:style>
    <style:style style:name="P21" style:family="paragraph" style:parent-style-name="Standard" style:list-style-name="L3">
      <style:paragraph-properties fo:text-align="justify" style:justify-single-word="false"/>
      <style:text-properties style:font-name="Liberation Sans" officeooo:paragraph-rsid="000c0cb8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paragraph-rsid="000c0cb8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Liberation Sans" style:text-underline-style="none" officeooo:rsid="00492698" officeooo:paragraph-rsid="000c0cb8"/>
    </style:style>
    <style:style style:name="P24" style:family="paragraph" style:parent-style-name="Standard" style:list-style-name="L3">
      <style:paragraph-properties fo:text-align="justify" style:justify-single-word="false"/>
      <style:text-properties style:font-name="Liberation Sans" style:text-underline-style="none" officeooo:rsid="00492698" officeooo:paragraph-rsid="000c0cb8"/>
    </style:style>
    <style:style style:name="P25" style:family="paragraph" style:parent-style-name="Standard">
      <style:paragraph-properties fo:text-align="justify" style:justify-single-word="false"/>
      <style:text-properties style:font-name="Liberation Sans" style:text-underline-style="none" officeooo:rsid="00492698" officeooo:paragraph-rsid="000c0cb8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Liberation Sans" style:text-underline-style="none" officeooo:rsid="00609139" officeooo:paragraph-rsid="000c0cb8"/>
    </style:style>
    <style:style style:name="P27" style:family="paragraph" style:parent-style-name="Standard">
      <style:paragraph-properties fo:text-align="justify" style:justify-single-word="false"/>
      <style:text-properties style:font-name="Liberation Sans" style:text-underline-style="none" officeooo:rsid="00609139" officeooo:paragraph-rsid="000c0cb8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Liberation Sans" style:text-underline-style="none" officeooo:rsid="00627151" officeooo:paragraph-rsid="000c0cb8"/>
    </style:style>
    <style:style style:name="P29" style:family="paragraph" style:parent-style-name="Standard">
      <style:paragraph-properties fo:text-align="justify" style:justify-single-word="false"/>
      <style:text-properties style:font-name="Liberation Sans" style:text-underline-style="none" officeooo:rsid="00ae1fee" officeooo:paragraph-rsid="000c0cb8"/>
    </style:style>
    <style:style style:name="P30" style:family="paragraph" style:parent-style-name="Standard">
      <style:paragraph-properties fo:text-align="justify" style:justify-single-word="false"/>
      <style:text-properties style:font-name="Liberation Sans" style:text-underline-style="none" officeooo:rsid="0015c808" officeooo:paragraph-rsid="000d8119"/>
    </style:style>
    <style:style style:name="P31" style:family="paragraph" style:parent-style-name="Standard">
      <style:paragraph-properties fo:text-align="justify" style:justify-single-word="false"/>
      <style:text-properties style:font-name="Liberation Sans" style:text-underline-style="solid" style:text-underline-width="auto" style:text-underline-color="font-color" officeooo:rsid="0011f413" officeooo:paragraph-rsid="000c0cb8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658a0" officeooo:paragraph-rsid="000c0cb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6829e" officeooo:paragraph-rsid="000c0cb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style:text-underline-style="none" fo:font-weight="normal" officeooo:rsid="00679424" officeooo:paragraph-rsid="000c0cb8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style:text-underline-style="none" fo:font-weight="normal" officeooo:rsid="000c0cb8" officeooo:paragraph-rsid="000c0cb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variant="normal" fo:text-transform="none" fo:color="#222222" style:font-name="Liberation Sans" fo:font-size="12pt" fo:letter-spacing="normal" fo:font-style="normal" style:text-underline-style="none" fo:font-weight="normal" officeooo:rsid="00153184" officeooo:paragraph-rsid="000c0cb8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69dcb4" officeooo:paragraph-rsid="000c0cb8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officeooo:paragraph-rsid="000c0cb8"/>
    </style:style>
    <style:style style:name="P39" style:family="paragraph" style:parent-style-name="Standard">
      <style:text-properties style:text-underline-style="none" officeooo:paragraph-rsid="000c0cb8"/>
    </style:style>
    <style:style style:name="P40" style:family="paragraph" style:parent-style-name="Standard">
      <style:text-properties style:text-underline-style="none" officeooo:rsid="000c0cb8" officeooo:paragraph-rsid="000c0cb8"/>
    </style:style>
    <style:style style:name="P41" style:family="paragraph" style:parent-style-name="Standard">
      <style:text-properties officeooo:rsid="000c0cb8" officeooo:paragraph-rsid="000c0cb8"/>
    </style:style>
    <style:style style:name="P42" style:family="paragraph" style:parent-style-name="Standard">
      <style:text-properties officeooo:rsid="000c0cb8" officeooo:paragraph-rsid="000d8119"/>
    </style:style>
    <style:style style:name="P43" style:family="paragraph" style:parent-style-name="Standard">
      <style:text-properties officeooo:rsid="000d8119" officeooo:paragraph-rsid="000d8119"/>
    </style:style>
    <style:style style:name="P44" style:family="paragraph" style:parent-style-name="Standard">
      <style:text-properties officeooo:paragraph-rsid="000d8119"/>
    </style:style>
    <style:style style:name="P45" style:family="paragraph" style:parent-style-name="Table_20_Contents">
      <style:paragraph-properties fo:text-align="justify" style:justify-single-word="false"/>
      <style:text-properties style:font-name="Liberation Sans" officeooo:rsid="001cf728" officeooo:paragraph-rsid="000c0cb8"/>
    </style:style>
    <style:style style:name="P46" style:family="paragraph" style:parent-style-name="Table_20_Contents">
      <style:paragraph-properties fo:text-align="justify" style:justify-single-word="false"/>
      <style:text-properties style:font-name="Liberation Sans" officeooo:rsid="001cf728" officeooo:paragraph-rsid="000d8119"/>
    </style:style>
    <style:style style:name="P47" style:family="paragraph" style:parent-style-name="Table_20_Contents">
      <style:paragraph-properties fo:text-align="justify" style:justify-single-word="false"/>
      <style:text-properties style:font-name="Liberation Sans" officeooo:rsid="001f6213" officeooo:paragraph-rsid="000c0cb8"/>
    </style:style>
    <style:style style:name="P48" style:family="paragraph" style:parent-style-name="Table_20_Contents">
      <style:paragraph-properties fo:text-align="justify" style:justify-single-word="false"/>
      <style:text-properties style:font-name="Liberation Sans" officeooo:rsid="001f6213" officeooo:paragraph-rsid="000d8119"/>
    </style:style>
    <style:style style:name="P49" style:family="paragraph" style:parent-style-name="Table_20_Contents">
      <style:paragraph-properties fo:text-align="justify" style:justify-single-word="false"/>
      <style:text-properties style:font-name="Liberation Sans" officeooo:rsid="000d8119" officeooo:paragraph-rsid="000d8119"/>
    </style:style>
    <style:style style:name="T1" style:family="text">
      <style:text-properties style:text-position="super 58%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fo:font-weight="normal" officeooo:rsid="006658a0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ae1fee" style:font-size-asian="12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679424" style:font-size-asian="12pt" style:font-weight-asian="normal" style:font-size-complex="12pt" style:font-weight-complex="normal"/>
    </style:style>
    <style:style style:name="T6" style:family="text">
      <style:text-properties fo:font-size="12pt" style:text-underline-style="none" officeooo:rsid="006bb1a3" style:font-size-asian="12pt" style:font-size-complex="12pt"/>
    </style:style>
    <style:style style:name="T7" style:family="text">
      <style:text-properties fo:font-size="12pt" style:text-underline-style="none" officeooo:rsid="00609139" style:font-size-asian="12pt" style:font-size-complex="12pt"/>
    </style:style>
    <style:style style:name="T8" style:family="text">
      <style:text-properties fo:font-size="16pt" fo:font-weight="bold" officeooo:rsid="009ab7d6" style:font-size-asian="16pt" style:font-weight-asian="bold" style:font-size-complex="16pt" style:font-weight-complex="bold"/>
    </style:style>
    <style:style style:name="T9" style:family="text">
      <style:text-properties style:text-underline-style="none" fo:font-weight="bold" officeooo:rsid="00492698" style:font-weight-asian="bold" style:font-weight-complex="bold"/>
    </style:style>
    <style:style style:name="T10" style:family="text">
      <style:text-properties style:text-underline-style="none" officeooo:rsid="00492698"/>
    </style:style>
    <style:style style:name="T11" style:family="text">
      <style:text-properties style:text-underline-style="none" officeooo:rsid="00609139"/>
    </style:style>
    <style:style style:name="T12" style:family="text">
      <style:text-properties style:text-underline-style="none" officeooo:rsid="00ae1fee"/>
    </style:style>
    <style:style style:name="T13" style:family="text">
      <style:text-properties officeooo:rsid="00609139"/>
    </style:style>
    <style:style style:name="T14" style:family="text">
      <style:text-properties officeooo:rsid="006bb1a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46895"/>
    </style:style>
    <style:style style:name="T17" style:family="text">
      <style:text-properties officeooo:rsid="00b7bd16"/>
    </style:style>
    <style:style style:name="T18" style:family="text">
      <style:text-properties officeooo:rsid="0066829e"/>
    </style:style>
    <style:style style:name="T19" style:family="text">
      <style:text-properties officeooo:rsid="009ab7d6"/>
    </style:style>
    <style:style style:name="T20" style:family="text">
      <style:text-properties officeooo:rsid="000c0cb8"/>
    </style:style>
    <style:style style:name="T21" style:family="text">
      <style:text-properties officeooo:rsid="006a932c"/>
    </style:style>
    <style:style style:name="T22" style:family="text">
      <style:text-properties officeooo:rsid="001f6213"/>
    </style:style>
    <style:style style:name="T23" style:family="text">
      <style:text-properties officeooo:rsid="000d8119"/>
    </style:style>
    <style:style style:name="T24" style:family="text">
      <style:text-properties officeooo:rsid="001cf728"/>
    </style:style>
    <style:style style:name="T25" style:family="text">
      <style:text-properties officeooo:rsid="002b2c9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 text:consecutive-numbering="true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ATTERN RECOGNITION ASSIGNMENT-1 </text:p>
      <text:p text:style-name="P13">REPORT</text:p>
      <text:p text:style-name="P14">Bayes Classifier | Naive Bayes Classifier</text:p>
      <text:p text:style-name="P3"/>
      <text:p text:style-name="P3">9<text:span text:style-name="T1">th</text:span> September 2016</text:p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GROUP -3</text:p>
      <text:p text:style-name="P1"/>
      <text:p text:style-name="P1">NEHA MUTHIYAN <text:s text:c="26"/>SIDDHANT KUMAR </text:p>
      <text:p text:style-name="P1">B14113 <text:s text:c="43"/>B14133</text:p>
      <text:p text:style-name="P4"><text:a xlink:type="simple" xlink:href="mailto:muthiyan_neha@students.iitmandi.ac.in"><text:span text:style-name="T2">muthiyan_neha@students.iitmandi.ac.in</text:span></text:a><text:span text:style-name="T2"> <text:s text:c="14"/></text:span><text:a xlink:type="simple" xlink:href="mailto:siddhant_kumar@students.iitmandi.ac.in"><text:span text:style-name="T2">siddhant_kumar@students.iitmandi.ac.in</text:span></text:a></text:p>
      <text:p text:style-name="P1"/>
      <text:p text:style-name="P1"/>
      <text:p text:style-name="P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in the guidance of </text:p>
      <text:p text:style-name="P15">Dr. A.D Dileep </text:p>
      <text:p text:style-name="P15">(Asst. Professor) </text:p>
      <text:p text:style-name="P15">School of Computing and Electrical Engineering</text:p>
      <text:p text:style-name="P14">Indian Institute of Technology, Mandi</text:p>
      <text:p text:style-name="P2"/>
      <text:p text:style-name="P18"/>
      <text:p text:style-name="P18"/>
      <text:p text:style-name="P19"/>
      <text:p text:style-name="P19"><text:soft-page-break/><text:span text:style-name="T8">Introduction 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9"><text:soft-page-break/>TABLE OF CONTENTS</text:p>
      <text:p text:style-name="P5"/>
      <text:p text:style-name="P6"/>
      <text:list xml:id="list1001219475163612195" text:style-name="L1">
        <text:list-item>
          <text:p text:style-name="P20"><text:span text:style-name="T3">Declaration of Authorship...........................................................................</text:span><text:span text:style-name="T4">4</text:span></text:p>
        </text:list-item>
        <text:list-item>
          <text:p text:style-name="P20"><text:span text:style-name="T3">A</text:span><text:span text:style-name="T5">cknowledgements....................................................................................</text:span><text:span text:style-name="T4">5</text:span></text:p>
        </text:list-item>
        <text:list-item>
          <text:p text:style-name="P23">Experimental Observations</text:p>
        </text:list-item>
      </text:list>
      <text:list xml:id="list4892829308678380836" text:style-name="L3">
        <text:list-header>
          <text:p text:style-name="P21"><text:span text:style-name="T6">3</text:span><text:span text:style-name="T7">.1 <text:s/></text:span><text:span text:style-name="T9">Bayes Classifier</text:span></text:p>
        </text:list-header>
      </text:list>
      <text:p text:style-name="P22"><text:span text:style-name="T10"><text:s text:c="20"/></text:span><text:span text:style-name="T11">i. Linearly Separable Data.................................................................</text:span><text:span text:style-name="T12">6</text:span><text:span text:style-name="T11"> <text:s text:c="2"/><text:tab/> <text:s text:c="2"/></text:span></text:p>
      <text:p text:style-name="P27"><text:s text:c="19"/>ii. Interlock Data................................................................................13</text:p>
      <text:p text:style-name="P27"><text:tab/> <text:s text:c="7"/>iii. Ring Data......................................................................................19</text:p>
      <text:p text:style-name="P27"><text:s text:c="18"/>iv. Spiral Data.....................................................................................25<text:tab/> <text:s text:c="11"/></text:p>
      <text:p text:style-name="P27"><text:s text:c="19"/>v. OverLapping Data..........................................................................31 <text:s text:c="4"/></text:p>
      <text:p text:style-name="P27"><text:s text:c="18"/>vi. Real Data.......................................................................................40</text:p>
      <text:p text:style-name="P25"><text:span text:style-name="T13"><text:s text:c="23"/><text:tab/> <text:s text:c="11"/></text:span><text:tab/></text:p>
      <text:list xml:id="list113254011217707" text:continue-numbering="true" text:style-name="L3">
        <text:list-header>
          <text:p text:style-name="P24"><text:span text:style-name="T14">3.2 <text:s/></text:span><text:s/><text:span text:style-name="T15">NaiveBayes Classifier</text:span> </text:p>
          <text:p text:style-name="P21"><text:span text:style-name="T10"><text:s text:c="10"/></text:span><text:span text:style-name="T11">i. Linearly Separable Data................................................................</text:span><text:span text:style-name="T12">47</text:span><text:span text:style-name="T11"> <text:s text:c="22"/></text:span></text:p>
          <text:p text:style-name="P24"><text:s text:c="9"/><text:span text:style-name="T16">ii. Interlock Data.................................................................................54</text:span> <text:s text:c="22"/></text:p>
          <text:list>
            <text:list-header>
              <text:p text:style-name="P26"><text:s text:c="3"/>iii. Ring Data.......................................................................................60 <text:s text:c="4"/><text:tab/></text:p>
            </text:list-header>
          </text:list>
          <text:p text:style-name="P26"><text:s text:c="8"/>iv. Spiral Data......................................................................................66 <text:s text:c="21"/></text:p>
          <text:p text:style-name="P28"><text:s text:c="9"/>v. OverLapping Data..........................................................................72</text:p>
          <text:p text:style-name="P26"><text:s text:c="8"/>vi. Real Data........................................................................................81</text:p>
        </text:list-header>
      </text:list>
      <text:p text:style-name="P29"><text:s text:c="7"/>4. Conclusion..................................................................................................88</text:p>
      <text:p text:style-name="P29"><text:s text:c="7"/>5. Reference<text:span text:style-name="T17">s</text:span>.................................................................................................. 89</text:p>
      <text:list xml:id="list113254289509788" text:continue-numbering="true" text:style-name="L3">
        <text:list-header>
          <text:p text:style-name="P24"><text:span text:style-name="T13"><text:s text:c="23"/><text:tab/> <text:s text:c="17"/></text:span><text:s/></text:p>
        </text:list-header>
      </text:list>
      <text:p text:style-name="P2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8"/>
      <text:p text:style-name="P8"/>
      <text:p text:style-name="P8"/>
      <text:p text:style-name="P16"/>
      <text:p text:style-name="P16"/>
      <text:p text:style-name="P16"/>
      <text:p text:style-name="P11"><text:soft-page-break/></text:p>
      <text:p text:style-name="P11">DECLARATION OF AUTHORSHIP</text:p>
      <text:p text:style-name="P7"/>
      <text:p text:style-name="P7"/>
      <text:p text:style-name="P32">We hereby <text:span text:style-name="T18">certify that the report is entirely our own original work except where otherwise stated.</text:span></text:p>
      <text:p text:style-name="P33">Our work can be <text:span text:style-name="T19">found</text:span> at the following Github repository - </text:p>
      <text:p text:style-name="P33"><text:a xlink:type="simple" xlink:href="https://github.com/saytosid/PR">https://github.com/saytosid/PR</text:a></text:p>
      <text:p text:style-name="P5"/>
      <text:p text:style-name="P5"/>
      <text:p text:style-name="P5"/>
      <text:p text:style-name="P5"/>
      <text:p text:style-name="P5"/>
      <text:p text:style-name="P34">Name – Neha Muthiyan (B14113)</text:p>
      <text:p text:style-name="P34"><text:s text:c="14"/>Siddhant Kumar (B14133) <text:s/></text:p>
      <text:p text:style-name="P34"/>
      <text:p text:style-name="P34">Date – <text:span text:style-name="T20">8</text:span><text:span text:style-name="T1">th</text:span> September 2016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oft-page-break/>Acknowledgements</text:p>
      <text:p text:style-name="P5"/>
      <text:p text:style-name="P36">Every project is successful largely due to the effort of number of people who have always given their valuable advice or lent a helping hand. <text:span text:style-name="T21">We</text:span> sincerely appreciate the inspiration, support and guidance of all those people who have been instrumental in <text:span text:style-name="T21">the completion of this assignment</text:span>.</text:p>
      <text:p text:style-name="P37">We are also grateful to our advisor Dr. A.D Dileep for <text:span text:style-name="T21">his </text:span>provision of expertise and </text:p>
      <text:p text:style-name="P37">technical support. His superior knowledge and experience played a great role in the completion of t<text:span text:style-name="T21">his</text:span> assignmen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p text:style-name="P10"/>
      <text:p text:style-name="P10"/>
      <text:p text:style-name="P10"/>
      <text:p text:style-name="P10"><text:soft-page-break/>EXPERIMENTAL OBSERVATIONS</text:p>
      <text:p text:style-name="P5"/>
      <text:p text:style-name="P5"/>
      <text:p text:style-name="P35"><text:span text:style-name="T19">R</text:span>ING</text:p>
      <text:p text:style-name="P35"/>
      <text:p text:style-name="P35">For k=1 , k=2 , k=3</text:p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Classifiaction Accuracy <text:span text:style-name="T22">(%)</text:span></text:p>
          </table:table-cell>
          <table:table-cell table:style-name="Table1.B1" office:value-type="string">
            <text:p text:style-name="P47">100%</text:p>
          </table:table-cell>
        </table:table-row>
        <table:table-row>
          <table:table-cell table:style-name="Table1.A2" office:value-type="string">
            <text:p text:style-name="P45">Precision for Class1</text:p>
            <text:p text:style-name="P45">Precision for Class2</text:p>
          </table:table-cell>
          <table:table-cell table:style-name="Table1.B2" office:value-type="string">
            <text:p text:style-name="P47">1</text:p>
            <text:p text:style-name="P47">1</text:p>
          </table:table-cell>
        </table:table-row>
        <table:table-row>
          <table:table-cell table:style-name="Table1.A2" office:value-type="string">
            <text:p text:style-name="P45">Mean Precision</text:p>
          </table:table-cell>
          <table:table-cell table:style-name="Table1.B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5">Recall for Class1</text:p>
            <text:p text:style-name="P45">Recall for Class2</text:p>
          </table:table-cell>
          <table:table-cell table:style-name="Table1.B2" office:value-type="string">
            <text:p text:style-name="P47">1</text:p>
            <text:p text:style-name="P47">1</text:p>
          </table:table-cell>
        </table:table-row>
        <table:table-row>
          <table:table-cell table:style-name="Table1.A2" office:value-type="string">
            <text:p text:style-name="P45">Mean Recall</text:p>
          </table:table-cell>
          <table:table-cell table:style-name="Table1.B2" office:value-type="string">
            <text:p text:style-name="P47">1</text:p>
          </table:table-cell>
        </table:table-row>
        <table:table-row>
          <table:table-cell table:style-name="Table1.A2" office:value-type="string">
            <text:p text:style-name="P45">F-measure for Class1</text:p>
            <text:p text:style-name="P45">F-measure for Class2</text:p>
          </table:table-cell>
          <table:table-cell table:style-name="Table1.B2" office:value-type="string">
            <text:p text:style-name="P47">1</text:p>
            <text:p text:style-name="P47">1</text:p>
          </table:table-cell>
        </table:table-row>
        <table:table-row table:style-name="Table1.7">
          <table:table-cell table:style-name="Table1.A2" office:value-type="string">
            <text:p text:style-name="P45">Mean F-measure</text:p>
          </table:table-cell>
          <table:table-cell table:style-name="Table1.B2" office:value-type="string">
            <text:p text:style-name="P47">1</text:p>
          </table:table-cell>
        </table:table-row>
      </table:table>
      <text:p text:style-name="P38"/>
      <text:p text:style-name="P30"><text:span text:style-name="T24">Confusion Matrix : </text:span></text:p>
      <text:p text:style-name="P30"><text:s text:c="41"/><text:span text:style-name="T25">C <text:s/>= </text:span><text:span text:style-name="T25"><draw:frame draw:style-name="fr1" draw:name="Object1" text:anchor-type="as-char" svg:y="-0.631cm" svg:width="1.653cm" svg:height="1.01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0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/>
      <text:p text:style-name="P39"><text:soft-page-break/></text:p>
      <text:p text:style-name="P39"/>
      <text:p text:style-name="P39"/>
      <text:p text:style-name="P40">SPIRAL </text:p>
      <text:p text:style-name="P41"/>
      <text:p text:style-name="P41">K = <text:span text:style-name="T23">7</text:span></text:p>
      <text:p text:style-name="P41"/>
      <text:p text:style-name="P4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6">Classifiaction Accuracy <text:span text:style-name="T22">(%)</text:span></text:p>
          </table:table-cell>
          <table:table-cell table:style-name="Table2.B1" office:value-type="string">
            <text:p text:style-name="P48"><text:span text:style-name="T23">94.01</text:span>%</text:p>
          </table:table-cell>
        </table:table-row>
        <table:table-row>
          <table:table-cell table:style-name="Table2.A2" office:value-type="string">
            <text:p text:style-name="P46">Precision for Class1</text:p>
            <text:p text:style-name="P46">Precision for Class2</text:p>
          </table:table-cell>
          <table:table-cell table:style-name="Table2.B2" office:value-type="string">
            <text:p text:style-name="P49">0.9763</text:p>
            <text:p text:style-name="P49">0.9111</text:p>
          </table:table-cell>
        </table:table-row>
        <table:table-row>
          <table:table-cell table:style-name="Table2.A2" office:value-type="string">
            <text:p text:style-name="P46">Mean Precision</text:p>
          </table:table-cell>
          <table:table-cell table:style-name="Table2.B2" office:value-type="string">
            <text:p text:style-name="P49">0.9423</text:p>
          </table:table-cell>
        </table:table-row>
        <table:table-row>
          <table:table-cell table:style-name="Table2.A2" office:value-type="string">
            <text:p text:style-name="P46">Recall for Class1</text:p>
            <text:p text:style-name="P46">Recall for Class2</text:p>
          </table:table-cell>
          <table:table-cell table:style-name="Table2.B2" office:value-type="string">
            <text:p text:style-name="P49">0.9049</text:p>
            <text:p text:style-name="P49">0.9754</text:p>
          </table:table-cell>
        </table:table-row>
        <table:table-row>
          <table:table-cell table:style-name="Table2.A2" office:value-type="string">
            <text:p text:style-name="P46">Mean Recall</text:p>
          </table:table-cell>
          <table:table-cell table:style-name="Table2.B2" office:value-type="string">
            <text:p text:style-name="P49">0.9401</text:p>
          </table:table-cell>
        </table:table-row>
        <table:table-row>
          <table:table-cell table:style-name="Table2.A2" office:value-type="string">
            <text:p text:style-name="P46">F-measure for Class1</text:p>
            <text:p text:style-name="P46">F-measure for Class2</text:p>
          </table:table-cell>
          <table:table-cell table:style-name="Table2.B2" office:value-type="string">
            <text:p text:style-name="P49">0.9380</text:p>
            <text:p text:style-name="P49">0.9422</text:p>
          </table:table-cell>
        </table:table-row>
        <table:table-row table:style-name="Table2.7">
          <table:table-cell table:style-name="Table2.A2" office:value-type="string">
            <text:p text:style-name="P46">Mean F-measure</text:p>
          </table:table-cell>
          <table:table-cell table:style-name="Table2.B2" office:value-type="string">
            <text:p text:style-name="P49">0.9401</text:p>
          </table:table-cell>
        </table:table-row>
      </table:table>
      <text:p text:style-name="P42"/>
      <text:p text:style-name="P30"><text:span text:style-name="T24">Confusion Matrix : </text:span></text:p>
      <text:p text:style-name="P30"><text:s text:c="41"/><text:span text:style-name="T25">C <text:s/>= </text:span><text:span text:style-name="T25"><draw:frame draw:style-name="fr1" draw:name="Object2" text:anchor-type="as-char" svg:y="-0.631cm" svg:width="1.866cm" svg:height="1.01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0"/>
      <text:p text:style-name="P41"/>
      <text:p text:style-name="P41"><text:tab/></text:p>
      <text:p text:style-name="P43">INTERLOCK </text:p>
      <text:p text:style-name="P43"/>
      <text:p text:style-name="P43">k = 7</text:p>
      <text:p text:style-name="P43"/>
      <text:p text:style-name="P4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6">Classifiaction Accuracy <text:span text:style-name="T22">(%)</text:span></text:p>
          </table:table-cell>
          <table:table-cell table:style-name="Table3.B1" office:value-type="string">
            <text:p text:style-name="P48">100%</text:p>
          </table:table-cell>
        </table:table-row>
        <table:table-row>
          <table:table-cell table:style-name="Table3.A2" office:value-type="string">
            <text:p text:style-name="P46">Precision for Class1</text:p>
            <text:p text:style-name="P46">Precision for Class2</text:p>
          </table:table-cell>
          <table:table-cell table:style-name="Table3.B2" office:value-type="string">
            <text:p text:style-name="P48">1</text:p>
            <text:p text:style-name="P48">1</text:p>
          </table:table-cell>
        </table:table-row>
        <table:table-row>
          <table:table-cell table:style-name="Table3.A2" office:value-type="string">
            <text:p text:style-name="P46">Mean Precision</text:p>
          </table:table-cell>
          <table:table-cell table:style-name="Table3.B2" office:value-type="string">
            <text:p text:style-name="P48">1</text:p>
          </table:table-cell>
        </table:table-row>
        <table:table-row>
          <table:table-cell table:style-name="Table3.A2" office:value-type="string">
            <text:p text:style-name="P46">Recall for Class1</text:p>
            <text:p text:style-name="P46">Recall for Class2</text:p>
          </table:table-cell>
          <table:table-cell table:style-name="Table3.B2" office:value-type="string">
            <text:p text:style-name="P48">1</text:p>
            <text:p text:style-name="P48">1</text:p>
          </table:table-cell>
        </table:table-row>
        <table:table-row>
          <table:table-cell table:style-name="Table3.A2" office:value-type="string">
            <text:p text:style-name="P46">Mean Recall</text:p>
          </table:table-cell>
          <table:table-cell table:style-name="Table3.B2" office:value-type="string">
            <text:p text:style-name="P48">1</text:p>
          </table:table-cell>
        </table:table-row>
        <table:table-row>
          <table:table-cell table:style-name="Table3.A2" office:value-type="string">
            <text:p text:style-name="P46">F-measure for Class1</text:p>
            <text:p text:style-name="P46">F-measure for Class2</text:p>
          </table:table-cell>
          <table:table-cell table:style-name="Table3.B2" office:value-type="string">
            <text:p text:style-name="P48">1</text:p>
            <text:p text:style-name="P48">1</text:p>
          </table:table-cell>
        </table:table-row>
        <table:table-row table:style-name="Table3.7">
          <table:table-cell table:style-name="Table3.A2" office:value-type="string">
            <text:p text:style-name="P46">Mean F-measure</text:p>
          </table:table-cell>
          <table:table-cell table:style-name="Table3.B2" office:value-type="string">
            <text:p text:style-name="P48">1</text:p>
          </table:table-cell>
        </table:table-row>
      </table:table>
      <text:p text:style-name="P44"/>
      <text:p text:style-name="P30"><text:span text:style-name="T24">Confusion Matrix : </text:span></text:p>
      <text:p text:style-name="P30"><text:s text:c="41"/><text:span text:style-name="T25">C <text:s/>= </text:span><text:span text:style-name="T25"><draw:frame draw:style-name="fr1" draw:name="Object3" text:anchor-type="as-char" svg:y="-0.631cm" svg:width="1.863cm" svg:height="1.01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3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1:03:58.265648734</meta:creation-date>
    <dc:date>2016-10-05T11:32:53.442649268</dc:date>
    <meta:editing-duration>PT13M55S</meta:editing-duration>
    <meta:editing-cycles>1</meta:editing-cycles>
    <meta:document-statistic meta:table-count="3" meta:image-count="0" meta:object-count="3" meta:page-count="8" meta:paragraph-count="122" meta:word-count="372" meta:character-count="4223" meta:non-whitespace-character-count="3380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table>
      <mtr>
        <mtd>
          <mn>75</mn>
        </mtd>
        <mtd>
          <mn>0</mn>
        </mtd>
      </mtr>
      <mtr>
        <mtd>
          <mn>0</mn>
        </mtd>
        <mtd>
          <mn>300</mn>
        </mtd>
      </mtr>
    </mtable>
    <annotation encoding="StarMath 5.0">matrix{75 # 0 ## 0 # 300} </annotation>
  </semantics>
</math>
</file>

<file path=Object 2/content.xml><?xml version="1.0" encoding="utf-8"?>
<math xmlns="http://www.w3.org/1998/Math/MathML" display="block">
  <semantics>
    <mtable>
      <mtr>
        <mtd>
          <mn>295</mn>
        </mtd>
        <mtd>
          <mn>31</mn>
        </mtd>
      </mtr>
      <mtr>
        <mtd>
          <mn>8</mn>
        </mtd>
        <mtd>
          <mn>318</mn>
        </mtd>
      </mtr>
    </mtable>
    <annotation encoding="StarMath 5.0">matrix{295 # 31 ## 8 # 318} </annotation>
  </semantics>
</math>
</file>

<file path=Object 3/content.xml><?xml version="1.0" encoding="utf-8"?>
<math xmlns="http://www.w3.org/1998/Math/MathML" display="block">
  <semantics>
    <mtable>
      <mtr>
        <mtd>
          <mn>125</mn>
        </mtd>
        <mtd>
          <mn>0</mn>
        </mtd>
      </mtr>
      <mtr>
        <mtd>
          <mn>0</mn>
        </mtd>
        <mtd>
          <mn>125</mn>
        </mtd>
      </mtr>
    </mtable>
    <annotation encoding="StarMath 5.0">matrix{125 # 0 ## 0 # 125} </annotation>
  </semantics>
</math>
</file>